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538" officeooo:paragraph-rsid="000b9538"/>
    </style:style>
    <style:style style:name="P2" style:family="paragraph" style:parent-style-name="Standard" style:list-style-name="L1">
      <style:text-properties officeooo:rsid="000b9538" officeooo:paragraph-rsid="000b9538"/>
    </style:style>
    <style:style style:name="P3" style:family="paragraph" style:parent-style-name="Standard" style:list-style-name="L1">
      <style:text-properties officeooo:rsid="000ce9cb" officeooo:paragraph-rsid="000ce9c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…</text:p>
      <text:list xml:id="list87549475" text:style-name="L1">
        <text:list-item>
          <text:p text:style-name="P2">Abstract</text:p>
        </text:list-item>
        <text:list-item>
          <text:p text:style-name="P2">Problem Description</text:p>
        </text:list-item>
        <text:list-item>
          <text:p text:style-name="P2">Solution Principals</text:p>
          <text:list>
            <text:list-item>
              <text:p text:style-name="P2">Finite Element Modeling</text:p>
              <text:list>
                <text:list-item>
                  <text:p text:style-name="P2">Selected Model</text:p>
                </text:list-item>
                <text:list-item>
                  <text:p text:style-name="P2">Limitations of modeling</text:p>
                </text:list-item>
              </text:list>
            </text:list-item>
            <text:list-item>
              <text:p text:style-name="P2">Latin Hypercube Sampling</text:p>
            </text:list-item>
            <text:list-item>
              <text:p text:style-name="P2">Differential optimization</text:p>
            </text:list-item>
          </text:list>
        </text:list-item>
        <text:list-item>
          <text:p text:style-name="P2">Solution Method</text:p>
          <text:list>
            <text:list-item>
              <text:p text:style-name="P2">Stochastic run</text:p>
              <text:list>
                <text:list-item>
                  <text:p text:style-name="P2">Identify Load Cases</text:p>
                  <text:list>
                    <text:list-item>
                      <text:p text:style-name="P2">Generate 1000 LHS Samples</text:p>
                    </text:list-item>
                    <text:list-item>
                      <text:p text:style-name="P2">Pare that down to 25 highest load cases. </text:p>
                    </text:list-item>
                    <text:list-item>
                      <text:p text:style-name="P3">For each system</text:p>
                      <text:list>
                        <text:list-item>
                          <text:p text:style-name="P3">Make n_gen random children</text:p>
                        </text:list-item>
                        <text:list-item>
                          <text:p text:style-name="P3">Diff optimize those children a certain number of times. </text:p>
                        </text:list-item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  <text:list-item>
                  <text:p text:style-name="P2">Differential optimization w/ constraints</text:p>
                </text:list-item>
                <text:list-item>
                  <text:p text:style-name="P2">Aggregation</text:p>
                </text:list-item>
                <text:list-item>
                  <text:p text:style-name="P2">Selection of candidate solutions</text:p>
                </text:list-item>
              </text:list>
            </text:list-item>
          </text:list>
        </text:list-item>
        <text:list-item>
          <text:p text:style-name="P2">Selected Resul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07:50:06.790958610</meta:creation-date>
    <meta:editing-duration>PT2H7M27S</meta:editing-duration>
    <meta:editing-cycles>2</meta:editing-cycles>
    <meta:generator>LibreOffice/6.1.3.2$Linux_X86_64 LibreOffice_project/10$Build-2</meta:generator>
    <dc:date>2018-11-23T10:17:52.108581459</dc:date>
    <meta:document-statistic meta:table-count="0" meta:image-count="0" meta:object-count="0" meta:page-count="1" meta:paragraph-count="22" meta:word-count="86" meta:character-count="547" meta:non-whitespace-character-count="501"/>
  </office:meta>
</office:document-meta>
</file>